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7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28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9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30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table:number-columns-repeated="4"/>
          <table:table-cell table:style-name="ce1"/>
          <table:table-cell table:number-columns-repeated="5"/>
        </table:table-row>
        <table:table-row table:style-name="ro1" table:number-rows-repeated="5"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5">00.00.0000</text:date>, <text:time style:data-style-name="N2" text:time-value="18:06:47.8949428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6:28:42.349670854</meta:creation-date>
    <dc:date>2020-04-05T18:08:46.282282694</dc:date>
    <meta:editing-duration>PT1H25M35S</meta:editing-duration>
    <meta:editing-cycles>2</meta:editing-cycles>
    <meta:generator>LibreOffice/5.3.6.1$Linux_X86_64 LibreOffice_project/30$Build-1</meta:generator>
    <meta:document-statistic meta:table-count="1" meta:cell-count="50" meta:object-count="0"/>
  </office:meta>
</office:document-meta>
</file>